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rsid="001bd329" officeooo:paragraph-rsid="001bd329"/>
    </style:style>
    <style:style style:name="P2" style:family="paragraph" style:parent-style-name="Standard">
      <style:paragraph-properties fo:break-before="page"/>
      <style:text-properties officeooo:rsid="001bd329" officeooo:paragraph-rsid="001bd329"/>
    </style:style>
    <style:style style:name="P3" style:family="paragraph" style:parent-style-name="Standard">
      <style:text-properties officeooo:paragraph-rsid="001bd329"/>
    </style:style>
    <style:style style:name="P4" style:family="paragraph" style:parent-style-name="Standard">
      <style:text-properties fo:font-size="12pt" style:text-underline-style="none" officeooo:rsid="001bd329" officeooo:paragraph-rsid="001bd329" style:font-size-asian="12pt" style:font-size-complex="12pt"/>
    </style:style>
    <style:style style:name="P5" style:family="paragraph" style:parent-style-name="Standard">
      <style:text-properties fo:font-size="60pt" style:text-underline-style="solid" style:text-underline-width="auto" style:text-underline-color="font-color" officeooo:rsid="001bd329" officeooo:paragraph-rsid="001bd329" style:font-size-asian="60pt" style:font-size-complex="60pt"/>
    </style:style>
    <style:style style:name="P6" style:family="paragraph" style:parent-style-name="Standard" style:master-page-name="First_20_Page">
      <style:paragraph-properties style:page-number="auto"/>
      <style:text-properties officeooo:rsid="001bd329" officeooo:paragraph-rsid="001bd329"/>
    </style:style>
    <style:style style:name="P7" style:family="paragraph" style:parent-style-name="Standard">
      <style:text-properties officeooo:rsid="001bd329" officeooo:paragraph-rsid="002223ec"/>
    </style:style>
    <style:style style:name="P8" style:family="paragraph" style:parent-style-name="Standard">
      <style:paragraph-properties fo:line-height="100%"/>
      <style:text-properties officeooo:rsid="001bd329" officeooo:paragraph-rsid="002223ec"/>
    </style:style>
    <style:style style:name="P9" style:family="paragraph" style:parent-style-name="Standard">
      <style:text-properties officeooo:rsid="002223ec" officeooo:paragraph-rsid="002223ec"/>
    </style:style>
    <style:style style:name="P10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officeooo:rsid="002021e3"/>
    </style:style>
    <style:style style:name="T2" style:family="text">
      <style:text-properties officeooo:rsid="001bd329"/>
    </style:style>
    <style:style style:name="T3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fo:color="#212529" loext:opacity="100%" style:font-name="apple-system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12529" loext:opacity="100%" fo:letter-spacing="normal"/>
    </style:style>
    <style:style style:name="T6" style:family="text">
      <style:text-properties fo:font-weight="bold" style:font-weight-asian="bold" style:font-weight-complex="bold"/>
    </style:style>
    <style:style style:name="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<text:file-name text:display="name">Ejercicio_inicial_1</text:file-name></text:p>
      <text:p text:style-name="P4">Marcos Miquel Lisarde</text:p>
      <text:p text:style-name="P2"/>
      <text:p text:style-name="P1"/>
      <text:p text:style-name="P8"><text:span text:style-name="T3">Lea el caso de negocio específico y realice los pasos siguientes.</text:span></text:p>
      <text:p text:style-name="P8"><text:line-break/><text:span text:style-name="T5">“</text:span><text:span text:style-name="T3">Soy el propietario de una pequeña tienda de alquiler de películas. Tenemos más 3.000 películas de las que tenemos que realizar un seguimiento.</text:span></text:p>
      <text:p text:style-name="P8"><text:line-break/><text:span text:style-name="T5">“</text:span><text:span text:style-name="T3">Cada una de nuestras películas tiene un número de DVD o de cinta VHS. De cada película, necesitamos conocer el título y la categoría (p. ej., comedia, suspense, drama, acción, guerra o ciencia ficción).</text:span></text:p>
      <text:p text:style-name="P8"><text:line-break/><text:span text:style-name="T5">“</text:span><text:span text:style-name="T3">Sí, tenemos varias copias de muchas de nuestras películas.</text:span></text:p>
      <text:p text:style-name="P8"><text:line-break/><text:span text:style-name="T5">“</text:span><text:span text:style-name="T3">Asignamos a cada película un ID específico y, después, registramos qué DVD o VHS contiene la película. La película puede tener el formato DVD o VHS.</text:span></text:p>
      <text:p text:style-name="P8"><text:line-break/><text:span text:style-name="T5">“</text:span><text:span text:style-name="T3">Siempre tenemos al menos un DVD o una cinta VHS de cada película que registramos, y cada DVD o cinta VHS tiene siempre una copia de una sola película específica.</text:span></text:p>
      <text:p text:style-name="P8"><text:line-break/><text:span text:style-name="T5">“</text:span><text:span text:style-name="T3">Nuestros DVD y cintas VHS son de gran capacidad. No tenemos ninguna película que requiera varios DVD o cintas VHS.”</text:span></text:p>
      <text:p text:style-name="P7"><text:line-break/><text:span text:style-name="T4">a. Escriba una lista de los nombres utilizados en el caso.</text:span></text:p>
      <text:p text:style-name="P7"><text:span text:style-name="T6"><text:line-break/></text:span><text:span text:style-name="T4">b. Asigne un nombre a cada entidad.</text:span></text:p>
      <text:p text:style-name="P7"><text:span text:style-name="T6"><text:line-break/></text:span><text:span text:style-name="T4">c. ¿Se pueden identificar cada una de las instancias de la entidad de forma única? ¿Qué atributos podrían servir como atributo único para identificar la entidad?</text:span></text:p>
      <text:p text:style-name="P7"><text:span text:style-name="T3"/></text:p>
      <text:p text:style-name="P7"><text:span text:style-name="T3"/></text:p>
      <text:p text:style-name="P9"><text:span text:style-name="T3"/></text:p>
      <text:p text:style-name="P9"><text:span text:style-name="T3">a) Peliculas y DVD o VHS</text:span></text:p>
      <text:p text:style-name="P9"><text:span text:style-name="T3">b) Peliculas y formato</text:span></text:p>
      <text:p text:style-name="P9"><text:span text:style-name="T3">c)si, con la ID específica de la película y el número del DVD o del VH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T1" style:family="text">
      <style:text-properties officeooo:rsid="002021e3"/>
    </style:style>
    <style:style style:name="MT2" style:family="text">
      <style:text-properties officeooo:rsid="001bd329"/>
    </style:style>
    <style:style style:name="Mgr1" style:family="graphic">
      <style:graphic-properties draw:stroke="none" draw:fill="solid" draw:fill-color="#c0c0c0" draw:opacity="50%" draw:auto-grow-height="false" draw:auto-grow-width="false" fo:min-height="6.839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7.643cm" fo:min-width="19.00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4.584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7.24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5pt double-thin #000000" style:border-line-width="0.018cm 0.018cm 0.018cm" fo:padding="0.04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fo:border="1.5pt double-thin #000000" style:border-line-width="0.018cm 0.018cm 0.018cm" fo:padding="0.06cm" fo:background-color="#b2b2b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b2b2b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fill="solid" draw:background-size="full" draw:fill-color="#b2b2b2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file-name text:display="name">Ejercicio_inicial_1</text:file-name><draw:custom-shape text:anchor-type="char" draw:z-index="0" draw:name="PowerPlusWaterMarkObject 1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header-first>
        <text:p text:style-name="Header"><text:tab/><text:file-name text:display="name">Ejercicio_inicial_1</text:file-name><draw:custom-shape text:anchor-type="char" draw:z-index="1" draw:name="PowerPlusWaterMarkObject 2" draw:style-name="Mgr1" draw:text-style-name="MP1" svg:width="16.999cm" svg:height="6.838cm" draw:transform="rotate (0.785398163397448) translate (-0.0299861111111111cm 15.5894305555556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-first>
      <style:footer>
        <text:p text:style-name="Footer"><text:tab/><text:span text:style-name="MT1">Pag. </text:span><text:page-number text:select-page="current">3</text:page-number></text:p>
      </style:footer>
      <style:footer-first>
        <text:p text:style-name="Footer"><text:tab/><text:span text:style-name="MT2">Pag. </text:span><text:span text:style-name="MT2"><text:page-number text:select-page="current">2</text:page-number></text:span></text:p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2" draw:name="PowerPlusWaterMarkObject" draw:style-name="Mgr2" draw:text-style-name="MP1" svg:width="19cm" svg:height="7.642cm" draw:transform="skewX (-1.02610695175219E-016) rotate (0.785398163397448) translate (-0.03175cm 17.5014861111111cm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3" draw:style-name="Mdp3">
      <style:header>
        <text:p text:style-name="Header"><draw:custom-shape text:anchor-type="char" draw:z-index="3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><draw:custom-shape text:anchor-type="char" draw:z-index="4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><draw:custom-shape text:anchor-type="char" draw:z-index="5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6" draw:style-name="Mdp3">
      <style:header>
        <text:p text:style-name="Header"><draw:custom-shape text:anchor-type="char" draw:z-index="6" draw:name="PowerPlusWaterMarkObject" draw:style-name="Mgr3" draw:text-style-name="MP1" svg:width="11.399cm" svg:height="4.583cm" draw:transform="skewX (7.12815667703187E-017) 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7" draw:style-name="Mdp3">
      <style:header>
        <text:p text:style-name="Header"><draw:custom-shape text:anchor-type="char" draw:z-index="7" draw:name="PowerPlusWaterMarkObject" draw:style-name="Mgr4" draw:text-style-name="MP1" svg:width="17.999cm" svg:height="7.24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8" draw:style-name="Mdp3">
      <style:header>
        <text:p text:style-name="Header"><draw:custom-shape text:anchor-type="char" draw:z-index="8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8" draw:style-name="Mdp3">
      <style:header>
        <text:p text:style-name="Header"><draw:custom-shape text:anchor-type="char" draw:z-index="9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9" draw:style-name="Mdp3">
      <style:header>
        <text:p text:style-name="Header"><draw:custom-shape text:anchor-type="char" draw:z-index="10" draw:name="PowerPlusWaterMarkObject" draw:style-name="Mgr1" draw:text-style-name="MP1" svg:width="16.999cm" svg:height="6.838cm" draw:transform="rotate (0.785398163397448)"><text:p>Bas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3:18:23.170057944</meta:creation-date>
    <dc:date>2024-10-01T13:48:36.565500303</dc:date>
    <meta:editing-duration>PT32M30S</meta:editing-duration>
    <meta:editing-cycles>4</meta:editing-cycles>
    <meta:generator>LibreOffice/7.5.1.2$Linux_X86_64 LibreOffice_project/fcbaee479e84c6cd81291587d2ee68cba099e129</meta:generator>
    <meta:document-statistic meta:table-count="0" meta:image-count="0" meta:object-count="0" meta:page-count="2" meta:paragraph-count="19" meta:word-count="233" meta:character-count="1330" meta:non-whitespace-character-count="1103"/>
  </office:meta>
</office:document-meta>
</file>